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Verdana" svg:font-family="Verdana, sans-serif"/>
    <style:font-face style:name="arial" svg:font-family="arial, x-locale-body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Verdana1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Verdana1" fo:font-size="12pt" style:text-underline-style="none" fo:font-weight="normal" fo:background-color="#ffff9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Verdana1" fo:font-size="12pt" style:text-underline-style="none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Verdana1" fo:font-size="12pt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Verdana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Verdana1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22223b" style:font-name="Verdana1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22223b" style:font-name="Verdana1" fo:font-size="12pt" fo:letter-spacing="normal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Verdana1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Verdana1" fo:font-size="12pt" fo:font-style="normal" style:text-underline-style="none" fo:font-weight="normal" style:text-blinking="false" fo:background-color="#ffff00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Verdana1" fo:font-size="12pt" fo:font-style="normal" style:text-underline-style="none" fo:font-weight="normal" style:text-blinking="false" fo:background-color="#33660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Verdana1" fo:font-size="12pt" fo:font-style="normal" style:text-underline-style="solid" style:text-underline-width="auto" style:text-underline-color="font-color" fo:font-weight="normal" style:text-blinking="false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Verdana1" fo:font-size="12pt" fo:letter-spacing="normal" fo:font-style="normal" style:text-underline-style="none" fo:font-weight="normal" style:text-blinking="false" fo:background-color="#336600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ff3333" style:font-name="Verdana1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ff3333" style:font-name="Verdana1" fo:font-size="12pt" fo:letter-spacing="normal" fo:font-style="normal" style:text-underline-style="none" fo:font-weight="normal" fo:background-color="#ffffff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ff3333" style:text-line-through-style="none" style:font-name="Verdana1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66" style:text-line-through-style="none" style:font-name="Verdana1" fo:font-size="12pt" fo:font-style="italic" style:text-underline-style="solid" style:text-underline-width="auto" style:text-underline-color="font-color" fo:font-weight="normal" style:text-blinking="false" fo:background-color="#ffffff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Verdana1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66" style:font-name="Verdana1" fo:font-size="12pt" fo:font-style="italic" style:text-underline-style="solid" style:text-underline-width="auto" style:text-underline-color="font-color" fo:font-weight="normal" fo:background-color="#ffffff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text-align="start" style:justify-single-word="false" fo:background-color="#ffffff">
        <style:background-image/>
      </style:paragraph-properties>
    </style:style>
    <style:style style:name="P25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font-variant="normal" fo:text-transform="none" fo:color="#ff3333" style:font-name="Verdana1" fo:font-size="12pt" fo:letter-spacing="normal" fo:font-style="normal" style:text-underline-style="none" fo:font-weight="normal" fo:background-color="#ffffff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30" style:family="paragraph" style:parent-style-name="Standard" style:list-style-name="L4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 style:list-style-name="L5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32" style:family="paragraph" style:parent-style-name="Standard" style:list-style-name="L6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33" style:family="paragraph" style:parent-style-name="Standard" style:list-style-name="L7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Verdana1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35" style:family="paragraph" style:parent-style-name="Standard" style:list-style-name="L8">
      <style:paragraph-properties fo:text-align="start" style:justify-single-word="false"/>
      <style:text-properties style:font-name="Verdana1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Verdana1" fo:font-size="12pt" style:text-underline-style="none" fo:font-weight="bold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66" style:text-line-through-style="none" style:font-name="Verdana1" fo:font-size="12pt" fo:letter-spacing="normal" fo:font-style="normal" style:text-underline-style="solid" style:text-underline-width="auto" style:text-underline-color="font-color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66" style:text-line-through-style="none" style:font-name="Verdana1" fo:font-size="12pt" fo:font-style="normal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66" style:text-line-through-style="none" style:font-name="Verdana1" fo:font-size="12pt" fo:font-style="normal" style:text-underline-style="solid" style:text-underline-width="auto" style:text-underline-color="font-color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Verdana1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ff3333" style:font-name="Verdana1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font-variant="normal" fo:text-transform="none" fo:color="#ff3333" style:font-name="Verdana1" fo:font-size="12pt" fo:letter-spacing="normal" fo:font-style="normal" style:text-underline-style="none" fo:font-weight="normal" fo:background-color="#ffffff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text-line-through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tyle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Verdana1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style:font-name="Verdana" fo:font-size="11.25pt" fo:letter-spacing="normal" fo:font-style="normal"/>
    </style:style>
    <style:style style:name="T5" style:family="text">
      <style:text-properties fo:font-variant="normal" fo:text-transform="none" fo:color="#000000" style:font-name="Verdana" fo:font-size="11.25pt" fo:letter-spacing="normal" fo:font-style="normal" fo:background-color="#ffff99"/>
    </style:style>
    <style:style style:name="T6" style:family="text">
      <style:text-properties fo:font-variant="normal" fo:text-transform="none" fo:color="#000000" style:font-name="Verdana" fo:font-size="11.25pt" fo:letter-spacing="normal" fo:font-style="normal" style:text-underline-style="none"/>
    </style:style>
    <style:style style:name="T7" style:family="text">
      <style:text-properties fo:font-variant="normal" fo:text-transform="none" fo:color="#000000" style:font-name="Verdana" fo:font-size="11.25pt" fo:letter-spacing="normal" fo:font-style="normal" style:text-underline-style="none" fo:background-color="#ffff99"/>
    </style:style>
    <style:style style:name="T8" style:family="text">
      <style:text-properties fo:font-variant="normal" fo:text-transform="none" fo:color="#22223b" fo:letter-spacing="normal" fo:font-style="normal"/>
    </style:style>
    <style:style style:name="T9" style:family="text">
      <style:text-properties fo:font-variant="normal" fo:text-transform="none" fo:color="#212121" style:font-name="arial" fo:font-size="12pt" fo:letter-spacing="normal" fo:font-style="normal" fo:font-weight="normal"/>
    </style:style>
    <style:style style:name="T10" style:family="text">
      <style:text-properties fo:font-variant="normal" fo:text-transform="none" fo:color="#212121" style:font-name="Verdana1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ff3333" style:font-name="Verdana1" fo:font-size="12pt" fo:letter-spacing="normal" fo:font-style="normal" style:text-underline-style="none" fo:font-weight="normal" fo:background-color="#ffffff" style:font-size-asian="12pt" style:font-weight-asian="normal" style:font-size-complex="12pt" style:font-weight-complex="normal"/>
    </style:style>
    <style:style style:name="T12" style:family="text"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T13" style:family="text">
      <style:text-properties style:font-name="Verdana1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14" style:family="text">
      <style:text-properties style:font-name="Verdana1" fo:font-size="12pt" style:text-underline-style="none" fo:font-weight="normal" fo:background-color="#ffff99" style:font-size-asian="12pt" style:font-weight-asian="normal" style:font-size-complex="12pt" style:font-weight-complex="normal"/>
    </style:style>
    <style:style style:name="T15" style:family="text">
      <style:text-properties fo:background-color="#ffff00"/>
    </style:style>
    <style:style style:name="T16" style:family="text">
      <style:text-properties fo:background-color="#ffd320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CSS Cheatsheet – Text</text:p>
      <text:p text:style-name="P1"/>
      <text:p text:style-name="P2">Sections:</text:p>
      <text:list xml:id="list5705997746424942868" text:style-name="L1">
        <text:list-item>
          <text:p text:style-name="P27">Intro</text:p>
        </text:list-item>
        <text:list-item>
          <text:p text:style-name="P27">Font Stack</text:p>
        </text:list-item>
        <text:list-item>
          <text:p text:style-name="P27">Font Styles</text:p>
        </text:list-item>
        <text:list-item>
          <text:p text:style-name="P27">Text Layout</text:p>
        </text:list-item>
        <text:list-item>
          <text:p text:style-name="P27">Font</text:p>
        </text:list-item>
      </text:list>
      <text:p text:style-name="P2"/>
      <text:p text:style-name="P6">[Section 1 = Intro]</text:p>
      <text:p text:style-name="P2"/>
      <text:p text:style-name="P8">The road so far...</text:p>
      <text:p text:style-name="P7"/>
      <text:p text:style-name="P11">My series of cheatsheets have led me through the design process of laying out and positioning elements on the page, and how best to select the elements to apply styling. </text:p>
      <text:p text:style-name="P11"/>
      <text:p text:style-name="P2"><text:span text:style-name="T8">Now that I have my building blocks in place and my background set it is time to look at a very simple but possibly the most important type of content on any project....the text.</text:span> </text:p>
      <text:p text:style-name="P2"/>
      <text:p text:style-name="P2"><text:bookmark text:name="docs-internal-guid-9113d7ea-7fff-18fe-822b-46c7a394b137"/><text:span text:style-name="T8">All text inside an element is all affected as one single entity (only &amp;lt;span&amp;gt;, &amp;lt;strong&lt;&amp;gt; , and similar, or pseudo-elements (::first-letter) can be used to style subsections of text)</text:span></text:p>
      <text:p text:style-name="P2"/>
      <text:p text:style-name="P6">[Section 2 = Font Stack]</text:p>
      <text:p text:style-name="P6"/>
      <text:p text:style-name="P8">Font Stack</text:p>
      <text:p text:style-name="P8"/>
      <text:p text:style-name="P2"/>
      <text:p text:style-name="P2">At the most basic level fonts can be:</text:p>
      <text:p text:style-name="P2"/>
      <text:p text:style-name="P2">san-serif</text:p>
      <text:p text:style-name="P2">serif</text:p>
      <text:p text:style-name="P2">monospace</text:p>
      <text:p text:style-name="P2">fantasy</text:p>
      <text:p text:style-name="P2">script/cursive</text:p>
      <text:p text:style-name="P2"/>
      <text:p text:style-name="P2">Web safe fonts (pre-installed in most O.S but some are Windows only or MAC only) used mainly for fallback in font stacks if the imported font or primary font is not supported.</text:p>
      <text:p text:style-name="P2"/>
      <text:p text:style-name="P9">San-serif</text:p>
      <text:p text:style-name="P9"/>
      <text:p text:style-name="P2">Arial</text:p>
      <text:p text:style-name="P2">Arial Black</text:p>
      <text:p text:style-name="P2">Arial Narrow</text:p>
      <text:p text:style-name="P2">Arial Rounded MT Bold</text:p>
      <text:p text:style-name="P2">Avant Garde</text:p>
      <text:p text:style-name="P2"><text:soft-page-break/>Calibri</text:p>
      <text:p text:style-name="P2">Candara</text:p>
      <text:p text:style-name="P2">Century Gothic</text:p>
      <text:p text:style-name="P2">Franklin Gothic Medium</text:p>
      <text:p text:style-name="P2">Futura</text:p>
      <text:p text:style-name="P2">Geneva</text:p>
      <text:p text:style-name="P2">Gill Sans</text:p>
      <text:p text:style-name="P2">Helvetica</text:p>
      <text:p text:style-name="P2">Impact</text:p>
      <text:p text:style-name="P2">Lucinda Grande</text:p>
      <text:p text:style-name="P2">Optima</text:p>
      <text:p text:style-name="P2">Segoe UI</text:p>
      <text:p text:style-name="P2">Tahoma</text:p>
      <text:p text:style-name="P2">Trebuchet MS</text:p>
      <text:p text:style-name="P2">Verdana</text:p>
      <text:p text:style-name="P2"/>
      <text:p text:style-name="P9">Serif</text:p>
      <text:p text:style-name="P2"/>
      <text:p text:style-name="P2">Big Caslon</text:p>
      <text:p text:style-name="P2">Bodoni MT</text:p>
      <text:p text:style-name="P2">Book Antiqua</text:p>
      <text:p text:style-name="P2">Calisto MT</text:p>
      <text:p text:style-name="P2">Cambria</text:p>
      <text:p text:style-name="P2">Didot</text:p>
      <text:p text:style-name="P2">Garamund</text:p>
      <text:p text:style-name="P2">Georgia</text:p>
      <text:p text:style-name="P2">Goudy Old Style</text:p>
      <text:p text:style-name="P2">Hoefler Text</text:p>
      <text:p text:style-name="P2">Lucida Bright</text:p>
      <text:p text:style-name="P2">Palatino</text:p>
      <text:p text:style-name="P2">Perpetua</text:p>
      <text:p text:style-name="P2">Rockwell</text:p>
      <text:p text:style-name="P2">Rockwell Extra Bold</text:p>
      <text:p text:style-name="P2">Baskerville</text:p>
      <text:p text:style-name="P2">Times New Roman</text:p>
      <text:p text:style-name="P2"/>
      <text:p text:style-name="P9">Monospaced</text:p>
      <text:p text:style-name="P2"/>
      <text:p text:style-name="P2">Consolas</text:p>
      <text:p text:style-name="P2">Courier New</text:p>
      <text:p text:style-name="P2">Lucida Console</text:p>
      <text:p text:style-name="P2">Lucida Sans Typewriter</text:p>
      <text:p text:style-name="P2">Monaco</text:p>
      <text:p text:style-name="P2">Anadle Mono</text:p>
      <text:p text:style-name="P2"/>
      <text:p text:style-name="P9">Fantasy</text:p>
      <text:p text:style-name="P2"/>
      <text:p text:style-name="P2">Copperplate</text:p>
      <text:p text:style-name="P2">Papyrus</text:p>
      <text:p text:style-name="P2"><text:soft-page-break/></text:p>
      <text:p text:style-name="P9">Script</text:p>
      <text:p text:style-name="P2"/>
      <text:p text:style-name="P2">Brush Script MT</text:p>
      <text:p text:style-name="P2"/>
      <text:p text:style-name="P2">Font Stack example:</text:p>
      <text:p text:style-name="P2"/>
      <text:p text:style-name="P22"><text:bookmark text:name="docs-internal-guid-fdbc050c-7fff-1950-77dd-69c6fcffbdd6"/>p {</text:p>
      <text:p text:style-name="P22">font-family: “Trebuchet MS”, Verdana,sans-serif;</text:p>
      <text:p text:style-name="P22">}</text:p>
      <text:p text:style-name="P6"/>
      <text:p text:style-name="P6"/>
      <text:p text:style-name="P6">[Section 3 = Font Style]</text:p>
      <text:p text:style-name="P6"/>
      <text:p text:style-name="P8">Font Style</text:p>
      <text:p text:style-name="P8"/>
      <text:p text:style-name="P2">Subsection:</text:p>
      <text:list xml:id="list6173041927825285995" text:style-name="L2">
        <text:list-item>
          <text:p text:style-name="P28">Font Size</text:p>
        </text:list-item>
        <text:list-item>
          <text:p text:style-name="P28">Font Style</text:p>
        </text:list-item>
        <text:list-item>
          <text:p text:style-name="P28">Font Weight</text:p>
        </text:list-item>
        <text:list-item>
          <text:p text:style-name="P28">Text transform</text:p>
        </text:list-item>
        <text:list-item>
          <text:p text:style-name="P28">Text decoration</text:p>
        </text:list-item>
        <text:list-item>
          <text:p text:style-name="P28">Text drop shadows</text:p>
        </text:list-item>
      </text:list>
      <text:p text:style-name="P8"/>
      <text:p text:style-name="P9">Font Size</text:p>
      <text:p text:style-name="P9"/>
      <text:p text:style-name="P18">CODEBOX:</text:p>
      <text:p text:style-name="P18"><text:s/>p {</text:p>
      <text:p text:style-name="P18">font-size: 1em;</text:p>
      <text:p text:style-name="P18">}</text:p>
      <text:p text:style-name="P2"/>
      <text:p text:style-name="P2">The default font-size for html is 16px which looks like this:</text:p>
      <text:p text:style-name="P2"/>
      <text:p text:style-name="P11">&amp;lt;h1&amp;gt;</text:p>
      <text:p text:style-name="P11">&amp;lt;h2&amp;gt;</text:p>
      <text:p text:style-name="P11">&amp;lt;h3&amp;gt;</text:p>
      <text:p text:style-name="P11">&amp;lt;h4&amp;gt;</text:p>
      <text:p text:style-name="P11">&amp;lt;h5&amp;gt;</text:p>
      <text:p text:style-name="P11">&amp;lt;h6&amp;gt;</text:p>
      <text:p text:style-name="P11">&amp;lt;p&amp;gt;</text:p>
      <text:p text:style-name="P11"/>
      <text:p text:style-name="P11">Font Size is commonly set as px, em, rem, vw, ch or pt (print view)</text:p>
      <text:p text:style-name="P11"/>
      <text:p text:style-name="P11">To make font-size responsive we can use clamp...</text:p>
      <text:p text:style-name="P11"/>
      <text:p text:style-name="P11">font-size: clamp(1rem, 2.5vw, 2rem); </text:p>
      <text:p text:style-name="P11"/>
      <text:p text:style-name="P37">Seeing is believing [figure container caption]</text:p>
      <text:p text:style-name="P37"/>
      <text:p text:style-name="P15"><text:soft-page-break/>Lorem Ipsum in a container box</text:p>
      <text:p text:style-name="P17">caption: clamping in progress...</text:p>
      <text:p text:style-name="P9"/>
      <text:p text:style-name="P9">Font Style</text:p>
      <text:p text:style-name="P9"/>
      <text:p text:style-name="P18">CODEBOX:</text:p>
      <text:p text:style-name="P18"><text:s/>p {</text:p>
      <text:p text:style-name="P18">font-style: italic;</text:p>
      <text:p text:style-name="P18">}</text:p>
      <text:p text:style-name="P9"/>
      <text:list xml:id="list4964700136632751227" text:style-name="L3">
        <text:list-item>
          <text:p text:style-name="P29">Normal</text:p>
        </text:list-item>
        <text:list-item>
          <text:p text:style-name="P29">Italic</text:p>
        </text:list-item>
        <text:list-item>
          <text:p text:style-name="P29">Oblique</text:p>
        </text:list-item>
      </text:list>
      <text:p text:style-name="P11"/>
      <text:p text:style-name="P2"/>
      <text:p text:style-name="P9">Font Weight</text:p>
      <text:p text:style-name="P9"/>
      <text:p text:style-name="P18">CODEBOX:</text:p>
      <text:p text:style-name="P18"><text:s/>p {</text:p>
      <text:p text:style-name="P18">font-weight: bold;</text:p>
      <text:p text:style-name="P18">}</text:p>
      <text:p text:style-name="P9"/>
      <text:list xml:id="list6603756743035678652" text:style-name="L4">
        <text:list-item>
          <text:p text:style-name="P30">normal</text:p>
        </text:list-item>
        <text:list-item>
          <text:p text:style-name="P30">bold</text:p>
        </text:list-item>
        <text:list-item>
          <text:p text:style-name="P30">lighter</text:p>
        </text:list-item>
        <text:list-item>
          <text:p text:style-name="P30">bolder</text:p>
        </text:list-item>
        <text:list-item>
          <text:p text:style-name="P30">100-900</text:p>
          <text:list>
            <text:list-item>
              <text:p text:style-name="P30">100</text:p>
            </text:list-item>
            <text:list-item>
              <text:p text:style-name="P30">200</text:p>
            </text:list-item>
            <text:list-item>
              <text:p text:style-name="P30">300</text:p>
            </text:list-item>
            <text:list-item>
              <text:p text:style-name="P30">400</text:p>
            </text:list-item>
            <text:list-item>
              <text:p text:style-name="P30">500</text:p>
            </text:list-item>
            <text:list-item>
              <text:p text:style-name="P30">600</text:p>
            </text:list-item>
            <text:list-item>
              <text:p text:style-name="P30">700</text:p>
            </text:list-item>
            <text:list-item>
              <text:p text:style-name="P30">800</text:p>
            </text:list-item>
            <text:list-item>
              <text:p text:style-name="P30">900</text:p>
            </text:list-item>
          </text:list>
        </text:list-item>
      </text:list>
      <text:p text:style-name="P2"/>
      <text:p text:style-name="P9">Text Transform</text:p>
      <text:p text:style-name="P2"/>
      <text:p text:style-name="P18">CODEBOX:</text:p>
      <text:p text:style-name="P18"><text:s/>p {</text:p>
      <text:p text:style-name="P18">text-transform: uppercase;</text:p>
      <text:p text:style-name="P18">}</text:p>
      <text:list xml:id="list3951465880959989225" text:style-name="L5">
        <text:list-item>
          <text:p text:style-name="P31">none</text:p>
        </text:list-item>
        <text:list-item>
          <text:p text:style-name="P31">uppercase</text:p>
        </text:list-item>
        <text:list-item>
          <text:p text:style-name="P31">lowercase</text:p>
        </text:list-item>
        <text:list-item>
          <text:p text:style-name="P31">capitalize</text:p>
        </text:list-item>
        <text:list-item>
          <text:p text:style-name="P31">full-width</text:p>
          <text:p text:style-name="P31"/>
        </text:list-item>
      </text:list>
      <text:p text:style-name="P9"><text:soft-page-break/>Text Decoration</text:p>
      <text:p text:style-name="P9"/>
      <text:p text:style-name="P18">CODEBOX:</text:p>
      <text:p text:style-name="P18"><text:s/>p {</text:p>
      <text:p text:style-name="P18">text-decoration-line: underline;</text:p>
      <text:p text:style-name="P18">text-decoration-style: double;</text:p>
      <text:p text:style-name="P18">text-underline-offset: 3px;</text:p>
      <text:p text:style-name="P18">text-decoration-color: red;</text:p>
      <text:p text:style-name="P18">}</text:p>
      <text:list xml:id="list7917205966684318715" text:style-name="L6">
        <text:list-item>
          <text:p text:style-name="P32">text-decoration-line</text:p>
          <text:list>
            <text:list-item>
              <text:p text:style-name="P32">none</text:p>
            </text:list-item>
            <text:list-item>
              <text:p text:style-name="P32">underline</text:p>
            </text:list-item>
            <text:list-item>
              <text:p text:style-name="P32">overline</text:p>
            </text:list-item>
            <text:list-item>
              <text:p text:style-name="P32">line-through</text:p>
            </text:list-item>
          </text:list>
        </text:list-item>
        <text:list-item>
          <text:p text:style-name="P32">text-decoration-style</text:p>
          <text:list>
            <text:list-item>
              <text:p text:style-name="P32">solid</text:p>
            </text:list-item>
            <text:list-item>
              <text:p text:style-name="P32">double</text:p>
            </text:list-item>
            <text:list-item>
              <text:p text:style-name="P32">dotted</text:p>
            </text:list-item>
            <text:list-item>
              <text:p text:style-name="P32">dashed</text:p>
            </text:list-item>
            <text:list-item>
              <text:p text:style-name="P32">wavy</text:p>
            </text:list-item>
          </text:list>
        </text:list-item>
        <text:list-item>
          <text:p text:style-name="P32">text-underline-offset</text:p>
          <text:list>
            <text:list-item>
              <text:p text:style-name="P32">auto</text:p>
            </text:list-item>
            <text:list-item>
              <text:p text:style-name="P32">set by pixel (example of pgq not having tails cut)</text:p>
            </text:list-item>
          </text:list>
        </text:list-item>
        <text:list-item>
          <text:p text:style-name="P32">text-decoration-color</text:p>
          <text:p text:style-name="P32"/>
        </text:list-item>
      </text:list>
      <text:p text:style-name="P9">Text Drop Shadows</text:p>
      <text:p text:style-name="P9"/>
      <text:p text:style-name="P18">CODEBOX:</text:p>
      <text:p text:style-name="P18"><text:s/>p {</text:p>
      <text:p text:style-name="P19">text-shadow: 4px 4px 5 px red;</text:p>
      <text:p text:style-name="P18">}</text:p>
      <text:p text:style-name="P8"/>
      <text:p text:style-name="P11">Text drop shadows use 4 properties:</text:p>
      <text:p text:style-name="P12"/>
      <text:p text:style-name="P11"/>
      <text:p text:style-name="P11">1-The horizontal offset of the shadow from the original text</text:p>
      <text:p text:style-name="P11">2-The vertical offset of the shadow from the original text</text:p>
      <text:p text:style-name="P11">3-The blur radius (default = 0)</text:p>
      <text:p text:style-name="P11">4-Base colour (default = black)</text:p>
      <text:p text:style-name="P11"/>
      <text:p text:style-name="P11">Multiple shadows can be added:</text:p>
      <text:p text:style-name="P10"/>
      <text:p text:style-name="P18">CODEBOX:</text:p>
      <text:p text:style-name="P18"><text:s/>p {</text:p>
      <text:p text:style-name="P25">text-shadow: -1px -1px 1px #aaa;</text:p>
      <text:p text:style-name="P25">0px 4px 1 px rgba(0,0,0,5),</text:p>
      <text:p text:style-name="P25">4px 4px 5px rgba(0,0,0,7),</text:p>
      <text:p text:style-name="P25">0px 0px 7px rgba(0,0,0,4);</text:p>
      <text:p text:style-name="P24"><text:span text:style-name="T11">}</text:span><text:line-break/><text:soft-page-break/></text:p>
      <text:p text:style-name="P8"/>
      <text:p text:style-name="P6">[Section 4 = Text Layout]</text:p>
      <text:p text:style-name="P12"/>
      <text:p text:style-name="P7">Text Layout</text:p>
      <text:p text:style-name="P7"/>
      <text:p text:style-name="P2">Subsection:</text:p>
      <text:list xml:id="list34814817" text:continue-list="list6173041927825285995" text:style-name="L2">
        <text:list-item>
          <text:p text:style-name="P28">Alignment</text:p>
        </text:list-item>
        <text:list-item>
          <text:p text:style-name="P28">Line Height</text:p>
        </text:list-item>
        <text:list-item>
          <text:p text:style-name="P28">Letter Spacing</text:p>
        </text:list-item>
        <text:list-item>
          <text:p text:style-name="P28">Word Spacing</text:p>
        </text:list-item>
        <text:list-item>
          <text:p text:style-name="P28">Font Variant</text:p>
        </text:list-item>
        <text:list-item>
          <text:p text:style-name="P28">Font Kerning</text:p>
        </text:list-item>
        <text:list-item>
          <text:p text:style-name="P28">Text Indent</text:p>
        </text:list-item>
        <text:list-item>
          <text:p text:style-name="P28">White Space</text:p>
        </text:list-item>
        <text:list-item>
          <text:p text:style-name="P28">Text Overflow</text:p>
        </text:list-item>
        <text:list-item>
          <text:p text:style-name="P28">Word Break</text:p>
        </text:list-item>
        <text:list-item>
          <text:p text:style-name="P28">Word Wrap</text:p>
        </text:list-item>
        <text:list-item>
          <text:p text:style-name="P28">Writing Mode</text:p>
        </text:list-item>
        <text:list-item>
          <text:p text:style-name="P28">Text Orientation</text:p>
          <text:p text:style-name="P28"/>
          <text:p text:style-name="P28"/>
        </text:list-item>
      </text:list>
      <text:p text:style-name="P2"/>
      <text:p text:style-name="P9">Alignment</text:p>
      <text:p text:style-name="P9"/>
      <text:p text:style-name="P18">CODEBOX:</text:p>
      <text:p text:style-name="P18"><text:s/>p {</text:p>
      <text:p text:style-name="P19">text-align: center;</text:p>
      <text:p text:style-name="P18">}</text:p>
      <text:p text:style-name="P9"/>
      <text:p text:style-name="P2">Text can be aligned with <text:span text:style-name="T15">text-align</text:span> using these values:</text:p>
      <text:p text:style-name="P2"/>
      <text:list xml:id="list6353903013866343097" text:style-name="L7">
        <text:list-item>
          <text:p text:style-name="P33">right</text:p>
        </text:list-item>
        <text:list-item>
          <text:p text:style-name="P33">left</text:p>
        </text:list-item>
        <text:list-item>
          <text:p text:style-name="P33">center</text:p>
        </text:list-item>
        <text:list-item>
          <text:p text:style-name="P33">justify justify justify justify justify justify justify justify justify justify justify justify justify justify justify justify justify justify justify <text:s/>(use with caution)</text:p>
        </text:list-item>
      </text:list>
      <text:p text:style-name="P2"/>
      <text:p text:style-name="P9">Line Height</text:p>
      <text:p text:style-name="P9"/>
      <text:p text:style-name="P18">CODEBOX:</text:p>
      <text:p text:style-name="P18"><text:s/>p {</text:p>
      <text:p text:style-name="P19">line-height: 1.5;</text:p>
      <text:p text:style-name="P18">}</text:p>
      <text:p text:style-name="P18"/>
      <text:p text:style-name="P10"><text:span text:style-name="T12">Line Height as the name suggests sets the height of each line with </text:span><text:span text:style-name="T13">line-height</text:span><text:span text:style-name="T12"> using</text:span><text:span text:style-name="T3"> most size and length values and a unitless value (recommend 1.5-2)</text:span><text:span text:style-name="T12"> </text:span></text:p>
      <text:p text:style-name="P2"/>
      <text:p text:style-name="P38"><text:soft-page-break/>Seeing is believing [figure container caption]</text:p>
      <text:p text:style-name="P38"/>
      <text:p text:style-name="P15">Lorem Ipsum in a container box</text:p>
      <text:p text:style-name="P15">caption: Default line height...</text:p>
      <text:p text:style-name="P15"/>
      <text:p text:style-name="P15">Lorem Ipsum in a container box</text:p>
      <text:p text:style-name="P15">caption: Line height set...</text:p>
      <text:p text:style-name="P2"/>
      <text:p text:style-name="P9">Letter Spacing</text:p>
      <text:p text:style-name="P9"/>
      <text:p text:style-name="P18">CODEBOX:</text:p>
      <text:p text:style-name="P18"><text:s/>p {</text:p>
      <text:p text:style-name="P19">letter-spacing: 4px;</text:p>
      <text:p text:style-name="P18">}</text:p>
      <text:p text:style-name="P18"/>
      <text:p text:style-name="P2">As the name suggests sets the space between letters with <text:span text:style-name="T15">letter-spacing</text:span> using<text:span text:style-name="T2"> most size and length values and is u</text:span>sed more for heading text than in blocks of text.</text:p>
      <text:p text:style-name="P2"/>
      <text:p text:style-name="P39">Seeing is believing [figure container caption]</text:p>
      <text:p text:style-name="P39"/>
      <text:p text:style-name="P15">Lorem Ipsum in a container box</text:p>
      <text:p text:style-name="P15">caption: Default letter spacing...</text:p>
      <text:p text:style-name="P15"/>
      <text:p text:style-name="P15">Lorem Ipsum in a container box</text:p>
      <text:p text:style-name="P15">caption: Letter spacing set...</text:p>
      <text:p text:style-name="P2"/>
      <text:p text:style-name="P9">Word Spacing</text:p>
      <text:p text:style-name="P9"/>
      <text:p text:style-name="P18">CODEBOX:</text:p>
      <text:p text:style-name="P18">p {</text:p>
      <text:p text:style-name="P19">word-spacing: 6px;</text:p>
      <text:p text:style-name="P18">}</text:p>
      <text:p text:style-name="P18"/>
      <text:p text:style-name="P2">Also as the name suggests sets the space between words with <text:span text:style-name="T16">word-</text:span><text:span text:style-name="T15">spacing</text:span> using<text:span text:style-name="T2"> most size and length values. </text:span></text:p>
      <text:p text:style-name="P13"/>
      <text:p text:style-name="P39">Seeing is believing [figure container caption]</text:p>
      <text:p text:style-name="P13"/>
      <text:p text:style-name="P15">Lorem Ipsum in a container box</text:p>
      <text:p text:style-name="P15">caption: Default word spacing...</text:p>
      <text:p text:style-name="P15"/>
      <text:p text:style-name="P15">Lorem Ipsum in a container box</text:p>
      <text:p text:style-name="P15">caption: Word spacing set...</text:p>
      <text:p text:style-name="P15"/>
      <text:p text:style-name="P16">Font Variant</text:p>
      <text:p text:style-name="P13"/>
      <text:p text:style-name="P18">CODEBOX:</text:p>
      <text:p text:style-name="P18"><text:s/>p {</text:p>
      <text:p text:style-name="P19"><text:soft-page-break/>font-variant: small-caps;</text:p>
      <text:p text:style-name="P20">}</text:p>
      <text:p text:style-name="P20"/>
      <text:p text:style-name="P13">Switch between [small caps] *style in small caps and normal font.</text:p>
      <text:p text:style-name="P13"/>
      <text:p text:style-name="P14">font-variant: small-caps;</text:p>
      <text:p text:style-name="P14">font-variant: normal;</text:p>
      <text:p text:style-name="P14"/>
      <text:p text:style-name="P14"/>
      <text:p text:style-name="P13"/>
      <text:p text:style-name="P16">Font Kerning</text:p>
      <text:p text:style-name="P16"/>
      <text:p text:style-name="P18">CODEBOX:</text:p>
      <text:p text:style-name="P18"><text:s/>div {</text:p>
      <text:p text:style-name="P19">font-variant: auto;</text:p>
      <text:p text:style-name="P20">}</text:p>
      <text:p text:style-name="P16"/>
      <text:p text:style-name="P13">This sets the use of the kerning information stored in a font.</text:p>
      <text:p text:style-name="P13"/>
      <text:p text:style-name="P14">font-kerning: auto;</text:p>
      <text:p text:style-name="P14">font-kerning: normal;</text:p>
      <text:p text:style-name="P14">font-kerning: none;</text:p>
      <text:p text:style-name="P14"/>
      <text:p text:style-name="P21">Seeing is believing [figure container caption]</text:p>
      <text:p text:style-name="P14"/>
      <text:p text:style-name="P15">Lorem Ipsum in a container box</text:p>
      <text:p text:style-name="P15">caption: Auto kerning...</text:p>
      <text:p text:style-name="P15"/>
      <text:p text:style-name="P15">Lorem Ipsum in a container box</text:p>
      <text:p text:style-name="P15">caption: normal kerning...</text:p>
      <text:p text:style-name="P15"/>
      <text:p text:style-name="P15">Lorem Ipsum in a container box</text:p>
      <text:p text:style-name="P15">caption:no kerning...</text:p>
      <text:p text:style-name="P13"/>
      <text:p text:style-name="P9">Text Indent</text:p>
      <text:p text:style-name="P2"/>
      <text:p text:style-name="P18">CODEBOX:</text:p>
      <text:p text:style-name="P18"><text:s/>div {</text:p>
      <text:p text:style-name="P19">text-indent: 4em;</text:p>
      <text:p text:style-name="P20">}</text:p>
      <text:p text:style-name="P2"/>
      <text:p text:style-name="P13">Sets how much horizontal space should be left before the beginning of the first line with <text:span text:style-name="T15">text-indent</text:span> using most size and length values. </text:p>
      <text:p text:style-name="P15"/>
      <text:p text:style-name="P2"/>
      <text:p text:style-name="P9">White Space</text:p>
      <text:p text:style-name="P9"/>
      <text:p text:style-name="P2">As it sounds this is used to set how white space is handled</text:p>
      <text:p text:style-name="P9"/>
      <text:p text:style-name="P3"><text:soft-page-break/>white-space: normal;</text:p>
      <text:p text:style-name="P3">white-space: nowrap;</text:p>
      <text:p text:style-name="P3">white-space: pre;</text:p>
      <text:p text:style-name="P3">white-space: pre-wrap;</text:p>
      <text:p text:style-name="P3">white-space: pre-line;</text:p>
      <text:p text:style-name="P3">white-space: break-spaces;</text:p>
      <text:p text:style-name="P3"/>
      <text:p text:style-name="P23">Seeing is believing [figure container caption]</text:p>
      <text:p text:style-name="P3"/>
      <text:p text:style-name="P15">Lorem Ipsum in a container box</text:p>
      <text:p text:style-name="P15">caption: Normal whitespace...</text:p>
      <text:p text:style-name="P15"/>
      <text:p text:style-name="P15"/>
      <text:p text:style-name="P15">Lorem Ipsum in a container box</text:p>
      <text:p text:style-name="P15">caption: Nowrap whitespace...</text:p>
      <text:p text:style-name="P15"/>
      <text:p text:style-name="P15">Lorem Ipsum in a container box</text:p>
      <text:p text:style-name="P15">caption: Pre whitespace...</text:p>
      <text:p text:style-name="P15"/>
      <text:p text:style-name="P15">Lorem Ipsum in a container box</text:p>
      <text:p text:style-name="P15">caption: Pre-wrap whitespace...</text:p>
      <text:p text:style-name="P15"/>
      <text:p text:style-name="P15">Lorem Ipsum in a container box</text:p>
      <text:p text:style-name="P15">caption: Pre-line whitespace...</text:p>
      <text:p text:style-name="P15"/>
      <text:p text:style-name="P15">Lorem Ipsum in a container box</text:p>
      <text:p text:style-name="P15">caption: Break spaces...</text:p>
      <text:p text:style-name="P13"/>
      <text:p text:style-name="P9"/>
      <text:p text:style-name="P9">Text Overflow</text:p>
      <text:p text:style-name="P9"/>
      <text:p text:style-name="P18">CODEBOX:</text:p>
      <text:p text:style-name="P18"><text:s/>div {</text:p>
      <text:p text:style-name="P19"><text:s text:c="2"/>white-space: nowrap;</text:p>
      <text:p text:style-name="P19"><text:s text:c="2"/>overflow: hidden;</text:p>
      <text:p text:style-name="P19"><text:s text:c="2"/>text-overflow: "----";</text:p>
      <text:p text:style-name="P20">}</text:p>
      <text:p text:style-name="P20"/>
      <text:p text:style-name="P2">This sets how hidden overflow content is signaled to users. The container also needs to have <text:span text:style-name="T15">overflow</text:span> and <text:span text:style-name="T15">white-space</text:span> set before text-overflow will take affect.</text:p>
      <text:p text:style-name="P3"/>
      <text:p text:style-name="P4">Values can be set as:</text:p>
      <text:list xml:id="list4278472170567648505" text:style-name="L8">
        <text:list-item>
          <text:p text:style-name="P35">clip</text:p>
        </text:list-item>
        <text:list-item>
          <text:p text:style-name="P35">ellipsis</text:p>
        </text:list-item>
        <text:list-item>
          <text:p text:style-name="P35">custom string</text:p>
          <text:p text:style-name="P35"/>
        </text:list-item>
      </text:list>
      <text:p text:style-name="P23">Seeing is believing [figure container caption]</text:p>
      <text:p text:style-name="P15">Lorem Ipsum in a container box</text:p>
      <text:p text:style-name="P15"><text:soft-page-break/>caption: Clip...</text:p>
      <text:p text:style-name="P15"/>
      <text:p text:style-name="P15"/>
      <text:p text:style-name="P15">Lorem Ipsum in a container box</text:p>
      <text:p text:style-name="P15">caption: Ellipsis...</text:p>
      <text:p text:style-name="P15"/>
      <text:p text:style-name="P15">Lorem Ipsum in a container box</text:p>
      <text:p text:style-name="P15">caption: Custom...</text:p>
      <text:p text:style-name="P15"/>
      <text:p text:style-name="P15"/>
      <text:p text:style-name="P9"/>
      <text:p text:style-name="P9">Word Break</text:p>
      <text:p text:style-name="P9"/>
      <text:p text:style-name="P18">CODEBOX:</text:p>
      <text:p text:style-name="P18"><text:s/>div {</text:p>
      <text:p text:style-name="P19"><text:s text:c="2"/>word-break: break-all;</text:p>
      <text:p text:style-name="P20">}</text:p>
      <text:p text:style-name="P9"/>
      <text:p text:style-name="P2"><text:span text:style-name="T4">Using </text:span><text:span text:style-name="T5">word-break</text:span><text:span text:style-name="T4"> specifies how words should break when reaching the end of a line.</text:span> </text:p>
      <text:p text:style-name="P9"/>
      <text:p text:style-name="P4">Values can be set as:</text:p>
      <text:list xml:id="list34808092" text:continue-numbering="true" text:style-name="L8">
        <text:list-item>
          <text:p text:style-name="P35">normal</text:p>
        </text:list-item>
        <text:list-item>
          <text:p text:style-name="P35">keep all</text:p>
        </text:list-item>
        <text:list-item>
          <text:p text:style-name="P35">break all</text:p>
          <text:p text:style-name="P35"/>
        </text:list-item>
      </text:list>
      <text:p text:style-name="P23">Seeing is believing [figure container caption]</text:p>
      <text:p text:style-name="P15">Lorem Ipsum in a container box</text:p>
      <text:p text:style-name="P15">caption: Normal</text:p>
      <text:p text:style-name="P15"/>
      <text:p text:style-name="P15"/>
      <text:p text:style-name="P15">Lorem Ipsum in a container box</text:p>
      <text:p text:style-name="P15">caption: Keep my word </text:p>
      <text:p text:style-name="P15"/>
      <text:p text:style-name="P15">Lorem Ipsum in a container box</text:p>
      <text:p text:style-name="P15">caption: Break my word </text:p>
      <text:p text:style-name="P13"/>
      <text:p text:style-name="P9">Word Wrap</text:p>
      <text:p text:style-name="P9"/>
      <text:p text:style-name="P18">CODEBOX:</text:p>
      <text:p text:style-name="P18"><text:s/>div {</text:p>
      <text:p text:style-name="P19"><text:s text:c="2"/>word-wrap: break-word;</text:p>
      <text:p text:style-name="P20">}</text:p>
      <text:p text:style-name="P9"/>
      <text:p text:style-name="P9"><text:span text:style-name="T6">Using </text:span><text:span text:style-name="T7">word-wrap can a</text:span><text:span text:style-name="T6">llow long words to be able to break and wrap onto the next line.</text:span></text:p>
      <text:p text:style-name="P2"><text:s/></text:p>
      <text:p text:style-name="P5">word-wrap: normal;</text:p>
      <text:p text:style-name="P5">word-wrap: break-word;</text:p>
      <text:p text:style-name="P5"/>
      <text:p text:style-name="P23"><text:soft-page-break/>Seeing is believing [figure container caption]</text:p>
      <text:p text:style-name="P15">Lorem Ipsum in a container box</text:p>
      <text:p text:style-name="P15">caption: Normal</text:p>
      <text:p text:style-name="P15"/>
      <text:p text:style-name="P15"/>
      <text:p text:style-name="P15">Lorem Ipsum in a container box</text:p>
      <text:p text:style-name="P15">caption: break my word(wrap)</text:p>
      <text:p text:style-name="P13"/>
      <text:p text:style-name="P9">Writing Mode</text:p>
      <text:p text:style-name="P18"/>
      <text:p text:style-name="P18">CODEBOX:</text:p>
      <text:p text:style-name="P18"><text:s/>div {</text:p>
      <text:p text:style-name="P19"><text:s text:c="2"/>writing-mode: vertical-rl;</text:p>
      <text:p text:style-name="P20">}</text:p>
      <text:p text:style-name="P9"/>
      <text:p text:style-name="P2">This sets whether lines of text are laid out horizontally or vertically, as well as the direction in which blocks progress.</text:p>
      <text:p text:style-name="P5"/>
      <text:p text:style-name="P5">writing-mode: horizontal-tb;</text:p>
      <text:p text:style-name="P5">writing-mode: vertical-rl;</text:p>
      <text:p text:style-name="P5">writing-mode: vertical-lr;</text:p>
      <text:p text:style-name="P5"/>
      <text:p text:style-name="P23">Seeing is believing [figure container caption]</text:p>
      <text:p text:style-name="P15">Lorem Ipsum in a container box</text:p>
      <text:p text:style-name="P15">caption: Horizontal ...</text:p>
      <text:p text:style-name="P15"/>
      <text:p text:style-name="P15"/>
      <text:p text:style-name="P15">Lorem Ipsum in a container box</text:p>
      <text:p text:style-name="P15">caption: Vertical right to left...</text:p>
      <text:p text:style-name="P15"/>
      <text:p text:style-name="P15">Lorem Ipsum in a container box</text:p>
      <text:p text:style-name="P15">caption: Vertical left to right...</text:p>
      <text:p text:style-name="P15"/>
      <text:p text:style-name="P9">Text Orientation</text:p>
      <text:p text:style-name="P9"/>
      <text:p text:style-name="P18">CODEBOX:</text:p>
      <text:p text:style-name="P18"><text:s/>div {</text:p>
      <text:p text:style-name="P19">writing-mode: vertical-rl;</text:p>
      <text:p text:style-name="P19">text-orientation: sideways-right;</text:p>
      <text:p text:style-name="P20">}</text:p>
      <text:p text:style-name="P9"/>
      <text:p text:style-name="P10"><text:span text:style-name="T12">This only </text:span><text:span text:style-name="T9">affects te</text:span><text:span text:style-name="T10">xt in vertical mode and </text:span><text:span text:style-name="T14">text-orientation</text:span><text:span text:style-name="T12"> can change the orientation (for example if a verticle table header was needed)</text:span></text:p>
      <text:p text:style-name="P9"/>
      <text:p text:style-name="P5">text-orientation: mixed;</text:p>
      <text:p text:style-name="P5">text-orientation: upright;</text:p>
      <text:p text:style-name="P5">text-orientation: sideways-right;</text:p>
      <text:p text:style-name="P5">text-orientation: sideways;</text:p>
      <text:p text:style-name="P9"/>
      <text:p text:style-name="P2"><text:soft-page-break/></text:p>
      <text:p text:style-name="P23">Seeing is believing [figure container caption]</text:p>
      <text:p text:style-name="P15">Lorem Ipsum in a container box</text:p>
      <text:p text:style-name="P15">caption: Mixed ...</text:p>
      <text:p text:style-name="P15"/>
      <text:p text:style-name="P15"/>
      <text:p text:style-name="P15">Lorem Ipsum in a container box</text:p>
      <text:p text:style-name="P15">caption: Upright...</text:p>
      <text:p text:style-name="P15"/>
      <text:p text:style-name="P15">Lorem Ipsum in a container box</text:p>
      <text:p text:style-name="P15">caption: Sideways-right...</text:p>
      <text:p text:style-name="P15"/>
      <text:p text:style-name="P15">Lorem Ipsum in a container box</text:p>
      <text:p text:style-name="P15">caption: Sideways..</text:p>
      <text:p text:style-name="P13"/>
      <text:p text:style-name="P6">[Section 5 = Font]</text:p>
      <text:p text:style-name="P6"/>
      <text:p text:style-name="P6"/>
      <text:p text:style-name="P7">Font</text:p>
      <text:p text:style-name="P7"/>
      <text:p text:style-name="P2">Multiple properties can also be set through the shorthand property font.</text:p>
      <text:p text:style-name="P2"/>
      <text:p text:style-name="P2">In this order:</text:p>
      <text:p text:style-name="P2"/>
      <text:p text:style-name="P5">font:font-style, font-variant, font-weight, font-stretch, font-size/line-height, font-family;</text:p>
      <text:p text:style-name="P5"/>
      <text:p text:style-name="P5">font:italic normal bold normal 3em/1.5 Helvetica, Arial, sans-serif;</text:p>
      <text:p text:style-name="P5"/>
      <text:p text:style-name="P4">Note: Only font-size and font-family are required when using font shorthand. </text:p>
      <text:p text:style-name="P4"/>
      <text:p text:style-name="P4"/>
      <text:p text:style-name="P7">Footer</text:p>
      <text:p text:style-name="P7"/>
      <text:p text:style-name="P4">Social media links:</text:p>
      <text:p text:style-name="P4">LinkedIn</text:p>
      <text:p text:style-name="P4">GitHub</text:p>
      <text:p text:style-name="P4">WordPress blog</text:p>
      <text:p text:style-name="P4"><draw:frame draw:style-name="fr1" draw:name="Object1" text:anchor-type="paragraph" svg:x="3.397cm" svg:y="20.032cm" svg:width="9.308cm" svg:height="29.7cm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4"><text:soft-page-break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Verdana" svg:font-family="Verdana, sans-serif"/>
    <style:font-face style:name="arial" svg:font-family="arial, x-locale-body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y Ronan</meta:initial-creator>
    <meta:creation-date>2021-03-02T15:18:17.62</meta:creation-date>
    <dc:date>2021-03-09T14:59:56.15</dc:date>
    <dc:creator>Mary Ronan</dc:creator>
    <meta:editing-duration>PT3H26M22S</meta:editing-duration>
    <meta:editing-cycles>68</meta:editing-cycles>
    <meta:generator>OpenOffice/4.1.5$Win32 OpenOffice.org_project/415m1$Build-9789</meta:generator>
    <meta:document-statistic meta:table-count="0" meta:image-count="0" meta:object-count="1" meta:page-count="14" meta:paragraph-count="390" meta:word-count="1429" meta:character-count="867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45cm"/>
    </style:style>
    <style:style style:name="co3" style:family="table-column">
      <style:table-column-properties fo:break-before="auto" style:column-width="3.6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order-bottom="none" fo:background-color="#99cc66" fo:border-left="0.035cm solid #000000" fo:border-right="none" fo:border-top="0.035cm solid #000000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order-bottom="none" fo:background-color="#99cc66" fo:border-left="none" fo:border-right="0.035cm solid #000000" fo:border-top="0.035cm solid #000000"/>
    </style:style>
    <style:style style:name="ce16" style:family="table-cell" style:parent-style-name="Default">
      <style:table-cell-properties fo:border-bottom="none" fo:background-color="#99cc66" fo:border-left="0.035cm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order-bottom="none" fo:background-color="#99cc66" fo:border-left="none" fo:border-right="0.035cm solid #000000" fo:border-top="none"/>
    </style:style>
    <style:style style:name="ce17" style:family="table-cell" style:parent-style-name="Default">
      <style:table-cell-properties fo:border-bottom="0.035cm solid #000000" fo:background-color="#99cc66" fo:border-left="0.035cm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fo:border-bottom="0.035cm solid #000000" fo:background-color="#99cc66" fo:border-left="none" fo:border-right="0.035cm solid #000000" fo:border-top="none"/>
    </style:style>
    <style:style style:name="ce19" style:family="table-cell" style:parent-style-name="Default">
      <style:table-cell-properties fo:border-bottom="none" fo:background-color="#ccff99" fo:border-left="0.035cm solid #000000" fo:border-right="none" fo:border-top="0.035cm solid #000000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fo:border-bottom="none" fo:background-color="#ccff99" fo:border-left="none" fo:border-right="0.035cm solid #000000" fo:border-top="0.035cm solid #000000"/>
    </style:style>
    <style:style style:name="ce20" style:family="table-cell" style:parent-style-name="Default">
      <style:table-cell-properties fo:border-bottom="none" fo:background-color="#ccff99" fo:border-left="0.035cm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fo:border-bottom="none" fo:background-color="#ccff99" fo:border-left="none" fo:border-right="0.035cm solid #000000" fo:border-top="none"/>
    </style:style>
    <style:style style:name="ce21" style:family="table-cell" style:parent-style-name="Default">
      <style:table-cell-properties fo:border-bottom="0.035cm solid #000000" fo:background-color="#ccff99" fo:border-left="0.035cm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fo:border-bottom="0.035cm solid #000000" fo:background-color="#ccff99" fo:border-left="none" fo:border-right="0.035cm solid #000000" fo:border-top="none"/>
    </style:style>
    <style:style style:name="ce1" style:family="table-cell" style:parent-style-name="Default">
      <style:table-cell-properties fo:background-color="#193300" fo:border="0.035cm solid #000000"/>
    </style:style>
    <style:style style:name="ce10" style:family="table-cell" style:parent-style-name="Default">
      <style:table-cell-properties fo:background-color="#ffd320" fo:border="0.035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35cm solid #000000" fo:background-color="#193300" fo:border-left="none" fo:border-right="none" fo:border-top="0.035cm solid #000000"/>
    </style:style>
    <style:style style:name="ce12" style:family="table-cell" style:parent-style-name="Default">
      <style:table-cell-properties fo:border-bottom="0.035cm solid #000000" fo:background-color="#336600" fo:border-left="none" fo:border-right="none" fo:border-top="0.035cm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35cm solid #000000" fo:background-color="#669933" fo:border-left="none" fo:border-right="none" fo:border-top="0.035cm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35cm solid #000000" fo:background-color="#99cc66" fo:border-left="0.035cm solid #000000" fo:border-right="none" fo:border-top="0.035cm solid #000000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order-bottom="0.035cm solid #000000" fo:background-color="#ccff99" fo:border-left="0.035cm solid #000000" fo:border-right="none" fo:border-top="0.035cm solid #000000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336600" fo:border="0.035cm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cff99" fo:border="none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able-cell-properties fo:border-bottom="0.035cm solid #000000" fo:background-color="#ccff99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order-bottom="0.035cm solid #000000" fo:background-color="#ffd320" fo:border-left="none" fo:border-right="none" fo:border-top="0.035cm solid #000000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order-bottom="0.035cm solid #000000" fo:background-color="#193300" fo:border-left="none" fo:border-right="0.035cm solid #000000" fo:border-top="0.035cm solid #000000"/>
    </style:style>
    <style:style style:name="ce26" style:family="table-cell" style:parent-style-name="Default">
      <style:table-cell-properties fo:border-bottom="0.035cm solid #000000" fo:background-color="#336600" fo:border-left="none" fo:border-right="0.035cm solid #000000" fo:border-top="0.035cm solid #000000"/>
    </style:style>
    <style:style style:name="ce27" style:family="table-cell" style:parent-style-name="Default">
      <style:table-cell-properties fo:border-bottom="0.035cm solid #000000" fo:background-color="#669933" fo:border-left="none" fo:border-right="0.035cm solid #000000" fo:border-top="0.035cm solid #000000"/>
    </style:style>
    <style:style style:name="ce28" style:family="table-cell" style:parent-style-name="Default">
      <style:table-cell-properties fo:border-bottom="0.035cm solid #000000" fo:background-color="#99cc66" fo:border-left="none" fo:border-right="0.035cm solid #000000" fo:border-top="0.035cm solid #000000"/>
    </style:style>
    <style:style style:name="ce3" style:family="table-cell" style:parent-style-name="Default">
      <style:table-cell-properties fo:background-color="#669933" fo:border="0.035cm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35cm solid #000000" fo:background-color="#ccff99" fo:border-left="none" fo:border-right="0.035cm solid #000000" fo:border-top="0.035cm solid #000000"/>
    </style:style>
    <style:style style:name="ce36" style:family="table-cell" style:parent-style-name="Default">
      <style:table-cell-properties fo:border-bottom="0.035cm solid #000000" fo:background-color="#ffd320" fo:border-left="none" fo:border-right="0.035cm solid #000000" fo:border-top="0.035cm solid #000000"/>
    </style:style>
    <style:style style:name="ce4" style:family="table-cell" style:parent-style-name="Default">
      <style:table-cell-properties fo:border-bottom="none" fo:background-color="#99cc66" fo:border-left="0.035cm solid #000000" fo:border-right="0.035cm solid #000000" fo:border-top="0.035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9cc66" fo:border-left="0.035cm solid #000000" fo:border-right="0.035cm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35cm solid #000000" fo:background-color="#99cc66" fo:border-left="0.035cm solid #000000" fo:border-right="0.035cm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ccff99" fo:border-left="0.035cm solid #000000" fo:border-right="0.035cm solid #000000" fo:border-top="0.035cm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ccff99" fo:border-left="0.035cm solid #000000" fo:border-right="0.035cm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35cm solid #000000" fo:background-color="#ccff99" fo:border-left="0.035cm solid #000000" fo:border-right="0.035cm solid #000000" fo:border-top="none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8"/>
        <table:table-column table:style-name="co2" table:default-cell-style-name="ce20"/>
        <table:table-column table:style-name="co3" table:default-cell-style-name="ce34"/>
        <table:table-row table:style-name="ro1" table:number-rows-repeated="3">
          <table:table-cell table:style-name="Default" table:number-columns-repeated="3"/>
        </table:table-row>
        <table:table-row table:style-name="ro1">
          <table:table-cell table:style-name="ce1" office:value-type="string">
            <text:p>Intro</text:p>
          </table:table-cell>
          <table:table-cell table:style-name="ce11"/>
          <table:table-cell table:style-name="ce25"/>
        </table:table-row>
        <table:table-row table:style-name="ro1">
          <table:table-cell table:style-name="ce2" office:value-type="string">
            <text:p>Text</text:p>
          </table:table-cell>
          <table:table-cell table:style-name="ce12"/>
          <table:table-cell table:style-name="ce26"/>
        </table:table-row>
        <table:table-row table:style-name="ro1">
          <table:table-cell table:style-name="ce3" office:value-type="string">
            <text:p>Font Stack</text:p>
          </table:table-cell>
          <table:table-cell table:style-name="ce13"/>
          <table:table-cell table:style-name="ce27"/>
        </table:table-row>
        <table:table-row table:style-name="ro1">
          <table:table-cell table:style-name="ce4" office:value-type="string">
            <text:p>Font Styles</text:p>
          </table:table-cell>
          <table:table-cell table:style-name="ce14" office:value-type="string">
            <text:p>Font Size</text:p>
          </table:table-cell>
          <table:table-cell table:style-name="ce28"/>
        </table:table-row>
        <table:table-row table:style-name="ro1">
          <table:table-cell table:style-name="ce5"/>
          <table:table-cell table:style-name="ce15" office:value-type="string">
            <text:p>Font Style</text:p>
          </table:table-cell>
          <table:table-cell table:style-name="ce29"/>
        </table:table-row>
        <table:table-row table:style-name="ro1">
          <table:table-cell table:style-name="ce5"/>
          <table:table-cell table:style-name="ce16"/>
          <table:table-cell table:style-name="ce30" office:value-type="string">
            <text:p>Normal</text:p>
          </table:table-cell>
        </table:table-row>
        <table:table-row table:style-name="ro1">
          <table:table-cell table:style-name="ce5"/>
          <table:table-cell table:style-name="ce16"/>
          <table:table-cell table:style-name="ce30" office:value-type="string">
            <text:p>Italic</text:p>
          </table:table-cell>
        </table:table-row>
        <table:table-row table:style-name="ro1">
          <table:table-cell table:style-name="ce5"/>
          <table:table-cell table:style-name="ce17"/>
          <table:table-cell table:style-name="ce31" office:value-type="string">
            <text:p>Oblique</text:p>
          </table:table-cell>
        </table:table-row>
        <table:table-row table:style-name="ro1">
          <table:table-cell table:style-name="ce5"/>
          <table:table-cell table:style-name="ce15" office:value-type="string">
            <text:p>Font Weight</text:p>
          </table:table-cell>
          <table:table-cell table:style-name="ce29"/>
        </table:table-row>
        <table:table-row table:style-name="ro1">
          <table:table-cell table:style-name="ce5"/>
          <table:table-cell table:style-name="ce16"/>
          <table:table-cell table:style-name="ce30" office:value-type="string">
            <text:p>Normal</text:p>
          </table:table-cell>
        </table:table-row>
        <table:table-row table:style-name="ro1">
          <table:table-cell table:style-name="ce5"/>
          <table:table-cell table:style-name="ce16"/>
          <table:table-cell table:style-name="ce30" office:value-type="string">
            <text:p>Bold</text:p>
          </table:table-cell>
        </table:table-row>
        <table:table-row table:style-name="ro1">
          <table:table-cell table:style-name="ce5"/>
          <table:table-cell table:style-name="ce16"/>
          <table:table-cell table:style-name="ce30" office:value-type="string">
            <text:p>Lighter</text:p>
          </table:table-cell>
        </table:table-row>
        <table:table-row table:style-name="ro1">
          <table:table-cell table:style-name="ce5"/>
          <table:table-cell table:style-name="ce16"/>
          <table:table-cell table:style-name="ce30" office:value-type="string">
            <text:p>Bolder</text:p>
          </table:table-cell>
        </table:table-row>
        <table:table-row table:style-name="ro1">
          <table:table-cell table:style-name="ce5"/>
          <table:table-cell table:style-name="ce17"/>
          <table:table-cell table:style-name="ce31" office:value-type="string">
            <text:p>100-900</text:p>
          </table:table-cell>
        </table:table-row>
        <table:table-row table:style-name="ro1">
          <table:table-cell table:style-name="ce5"/>
          <table:table-cell table:style-name="ce15" office:value-type="string">
            <text:p>Text Transform</text:p>
          </table:table-cell>
          <table:table-cell table:style-name="ce29"/>
        </table:table-row>
        <table:table-row table:style-name="ro1">
          <table:table-cell table:style-name="ce5"/>
          <table:table-cell table:style-name="ce16"/>
          <table:table-cell table:style-name="ce30" office:value-type="string">
            <text:p>None</text:p>
          </table:table-cell>
        </table:table-row>
        <table:table-row table:style-name="ro1">
          <table:table-cell table:style-name="ce5"/>
          <table:table-cell table:style-name="ce16"/>
          <table:table-cell table:style-name="ce30" office:value-type="string">
            <text:p>Uppercase</text:p>
          </table:table-cell>
        </table:table-row>
        <table:table-row table:style-name="ro1">
          <table:table-cell table:style-name="ce5"/>
          <table:table-cell table:style-name="ce16"/>
          <table:table-cell table:style-name="ce30" office:value-type="string">
            <text:p>Lowercase</text:p>
          </table:table-cell>
        </table:table-row>
        <table:table-row table:style-name="ro1">
          <table:table-cell table:style-name="ce5"/>
          <table:table-cell table:style-name="ce16"/>
          <table:table-cell table:style-name="ce30" office:value-type="string">
            <text:p>Capitalise</text:p>
          </table:table-cell>
        </table:table-row>
        <table:table-row table:style-name="ro1">
          <table:table-cell table:style-name="ce5"/>
          <table:table-cell table:style-name="ce17"/>
          <table:table-cell table:style-name="ce31" office:value-type="string">
            <text:p>Full-width</text:p>
          </table:table-cell>
        </table:table-row>
        <table:table-row table:style-name="ro1">
          <table:table-cell table:style-name="ce5"/>
          <table:table-cell table:style-name="ce15" office:value-type="string">
            <text:p>Text Decoration</text:p>
          </table:table-cell>
          <table:table-cell table:style-name="ce29"/>
        </table:table-row>
        <table:table-row table:style-name="ro1">
          <table:table-cell table:style-name="ce5"/>
          <table:table-cell table:style-name="ce16"/>
          <table:table-cell table:style-name="ce30" office:value-type="string">
            <text:p>Text-decoration-line</text:p>
          </table:table-cell>
        </table:table-row>
        <table:table-row table:style-name="ro1">
          <table:table-cell table:style-name="ce5"/>
          <table:table-cell table:style-name="ce16"/>
          <table:table-cell table:style-name="ce30" office:value-type="string">
            <text:p>Text-decoration-style</text:p>
          </table:table-cell>
        </table:table-row>
        <table:table-row table:style-name="ro1">
          <table:table-cell table:style-name="ce5"/>
          <table:table-cell table:style-name="ce16"/>
          <table:table-cell table:style-name="ce30" office:value-type="string">
            <text:p>Text-underline-offset</text:p>
          </table:table-cell>
        </table:table-row>
        <table:table-row table:style-name="ro1">
          <table:table-cell table:style-name="ce5"/>
          <table:table-cell table:style-name="ce17"/>
          <table:table-cell table:style-name="ce31" office:value-type="string">
            <text:p>Text-decoration-color</text:p>
          </table:table-cell>
        </table:table-row>
        <table:table-row table:style-name="ro1">
          <table:table-cell table:style-name="ce6"/>
          <table:table-cell table:style-name="ce14" office:value-type="string">
            <text:p>Text Drop Shadows</text:p>
          </table:table-cell>
          <table:table-cell table:style-name="ce28"/>
        </table:table-row>
        <table:table-row table:style-name="ro1">
          <table:table-cell table:style-name="ce7" office:value-type="string">
            <text:p>Text Layout</text:p>
          </table:table-cell>
          <table:table-cell table:style-name="ce18" office:value-type="string">
            <text:p>Alignment</text:p>
          </table:table-cell>
          <table:table-cell table:style-name="ce32"/>
        </table:table-row>
        <table:table-row table:style-name="ro1">
          <table:table-cell/>
          <table:table-cell table:style-name="ce18" office:value-type="string">
            <text:p>Line Height</text:p>
          </table:table-cell>
          <table:table-cell table:style-name="ce32"/>
        </table:table-row>
        <table:table-row table:style-name="ro1">
          <table:table-cell/>
          <table:table-cell table:style-name="ce18" office:value-type="string">
            <text:p>Letter Spacing</text:p>
          </table:table-cell>
          <table:table-cell table:style-name="ce32"/>
        </table:table-row>
        <table:table-row table:style-name="ro1">
          <table:table-cell/>
          <table:table-cell table:style-name="ce18" office:value-type="string">
            <text:p>Word Spacing</text:p>
          </table:table-cell>
          <table:table-cell table:style-name="ce32"/>
        </table:table-row>
        <table:table-row table:style-name="ro1">
          <table:table-cell/>
          <table:table-cell table:style-name="ce19" office:value-type="string">
            <text:p>Font Variant</text:p>
          </table:table-cell>
          <table:table-cell table:style-name="ce33"/>
        </table:table-row>
        <table:table-row table:style-name="ro1">
          <table:table-cell table:number-columns-repeated="2"/>
          <table:table-cell office:value-type="string">
            <text:p>Normal</text:p>
          </table:table-cell>
        </table:table-row>
        <table:table-row table:style-name="ro1">
          <table:table-cell/>
          <table:table-cell table:style-name="ce21"/>
          <table:table-cell table:style-name="ce35" office:value-type="string">
            <text:p>Small-caps</text:p>
          </table:table-cell>
        </table:table-row>
        <table:table-row table:style-name="ro1">
          <table:table-cell/>
          <table:table-cell table:style-name="ce19" office:value-type="string">
            <text:p>Font Kerning</text:p>
          </table:table-cell>
          <table:table-cell table:style-name="ce33"/>
        </table:table-row>
        <table:table-row table:style-name="ro1">
          <table:table-cell table:number-columns-repeated="2"/>
          <table:table-cell office:value-type="string">
            <text:p>Auto</text:p>
          </table:table-cell>
        </table:table-row>
        <table:table-row table:style-name="ro1">
          <table:table-cell table:number-columns-repeated="2"/>
          <table:table-cell office:value-type="string">
            <text:p>Normal</text:p>
          </table:table-cell>
        </table:table-row>
        <table:table-row table:style-name="ro1">
          <table:table-cell/>
          <table:table-cell table:style-name="ce21"/>
          <table:table-cell table:style-name="ce35" office:value-type="string">
            <text:p>None</text:p>
          </table:table-cell>
        </table:table-row>
        <table:table-row table:style-name="ro1">
          <table:table-cell/>
          <table:table-cell table:style-name="ce18" office:value-type="string">
            <text:p>Text Indent</text:p>
          </table:table-cell>
          <table:table-cell table:style-name="ce32"/>
        </table:table-row>
        <table:table-row table:style-name="ro1">
          <table:table-cell/>
          <table:table-cell table:style-name="ce19" office:value-type="string">
            <text:p>White Space</text:p>
          </table:table-cell>
          <table:table-cell table:style-name="ce33"/>
        </table:table-row>
        <table:table-row table:style-name="ro1">
          <table:table-cell table:number-columns-repeated="2"/>
          <table:table-cell office:value-type="string">
            <text:p>Normal</text:p>
          </table:table-cell>
        </table:table-row>
        <table:table-row table:style-name="ro1">
          <table:table-cell table:number-columns-repeated="2"/>
          <table:table-cell office:value-type="string">
            <text:p>No-wrap</text:p>
          </table:table-cell>
        </table:table-row>
        <table:table-row table:style-name="ro1">
          <table:table-cell table:number-columns-repeated="2"/>
          <table:table-cell office:value-type="string">
            <text:p>Pre</text:p>
          </table:table-cell>
        </table:table-row>
        <table:table-row table:style-name="ro1">
          <table:table-cell table:number-columns-repeated="2"/>
          <table:table-cell office:value-type="string">
            <text:p>Pre-wrap</text:p>
          </table:table-cell>
        </table:table-row>
        <table:table-row table:style-name="ro1">
          <table:table-cell table:number-columns-repeated="2"/>
          <table:table-cell office:value-type="string">
            <text:p>Pre-line</text:p>
          </table:table-cell>
        </table:table-row>
        <table:table-row table:style-name="ro1">
          <table:table-cell/>
          <table:table-cell table:style-name="ce21"/>
          <table:table-cell table:style-name="ce35" office:value-type="string">
            <text:p>Break-spaces</text:p>
          </table:table-cell>
        </table:table-row>
        <table:table-row table:style-name="ro1">
          <table:table-cell/>
          <table:table-cell table:style-name="ce19" office:value-type="string">
            <text:p>Text Overflow</text:p>
          </table:table-cell>
          <table:table-cell table:style-name="ce33"/>
        </table:table-row>
        <table:table-row table:style-name="ro1">
          <table:table-cell table:number-columns-repeated="2"/>
          <table:table-cell office:value-type="string">
            <text:p>Clip</text:p>
          </table:table-cell>
        </table:table-row>
        <table:table-row table:style-name="ro1">
          <table:table-cell table:number-columns-repeated="2"/>
          <table:table-cell office:value-type="string">
            <text:p>Ellipsis</text:p>
          </table:table-cell>
        </table:table-row>
        <table:table-row table:style-name="ro1">
          <table:table-cell/>
          <table:table-cell table:style-name="ce21"/>
          <table:table-cell table:style-name="ce35" office:value-type="string">
            <text:p>custom</text:p>
          </table:table-cell>
        </table:table-row>
        <table:table-row table:style-name="ro1">
          <table:table-cell/>
          <table:table-cell table:style-name="ce19" office:value-type="string">
            <text:p>Word Break</text:p>
          </table:table-cell>
          <table:table-cell table:style-name="ce33"/>
        </table:table-row>
        <table:table-row table:style-name="ro1">
          <table:table-cell table:number-columns-repeated="2"/>
          <table:table-cell office:value-type="string">
            <text:p>Normal</text:p>
          </table:table-cell>
        </table:table-row>
        <table:table-row table:style-name="ro1">
          <table:table-cell table:number-columns-repeated="2"/>
          <table:table-cell office:value-type="string">
            <text:p>Keep-all</text:p>
          </table:table-cell>
        </table:table-row>
        <table:table-row table:style-name="ro1">
          <table:table-cell/>
          <table:table-cell table:style-name="ce21"/>
          <table:table-cell table:style-name="ce35" office:value-type="string">
            <text:p>Break-all</text:p>
          </table:table-cell>
        </table:table-row>
        <table:table-row table:style-name="ro1">
          <table:table-cell/>
          <table:table-cell table:style-name="ce19" office:value-type="string">
            <text:p>Word Wrap</text:p>
          </table:table-cell>
          <table:table-cell table:style-name="ce33"/>
        </table:table-row>
        <table:table-row table:style-name="ro1">
          <table:table-cell table:number-columns-repeated="2"/>
          <table:table-cell office:value-type="string">
            <text:p>Normal</text:p>
          </table:table-cell>
        </table:table-row>
        <table:table-row table:style-name="ro1">
          <table:table-cell/>
          <table:table-cell table:style-name="ce21"/>
          <table:table-cell table:style-name="ce35" office:value-type="string">
            <text:p>Break-word</text:p>
          </table:table-cell>
        </table:table-row>
        <table:table-row table:style-name="ro1">
          <table:table-cell/>
          <table:table-cell table:style-name="ce19" office:value-type="string">
            <text:p>Writing Mode</text:p>
          </table:table-cell>
          <table:table-cell table:style-name="ce33"/>
        </table:table-row>
        <table:table-row table:style-name="ro1">
          <table:table-cell table:number-columns-repeated="2"/>
          <table:table-cell office:value-type="string">
            <text:p>Horizontal-tb</text:p>
          </table:table-cell>
        </table:table-row>
        <table:table-row table:style-name="ro1">
          <table:table-cell table:number-columns-repeated="2"/>
          <table:table-cell office:value-type="string">
            <text:p>Vertical-rl</text:p>
          </table:table-cell>
        </table:table-row>
        <table:table-row table:style-name="ro1">
          <table:table-cell/>
          <table:table-cell table:style-name="ce21"/>
          <table:table-cell table:style-name="ce35" office:value-type="string">
            <text:p>Vertical-lr</text:p>
          </table:table-cell>
        </table:table-row>
        <table:table-row table:style-name="ro1">
          <table:table-cell/>
          <table:table-cell table:style-name="ce22" office:value-type="string">
            <text:p>Text Orientation</text:p>
          </table:table-cell>
          <table:table-cell/>
        </table:table-row>
        <table:table-row table:style-name="ro1">
          <table:table-cell/>
          <table:table-cell table:style-name="ce22"/>
          <table:table-cell office:value-type="string">
            <text:p>mixed</text:p>
          </table:table-cell>
        </table:table-row>
        <table:table-row table:style-name="ro1">
          <table:table-cell/>
          <table:table-cell table:style-name="ce22"/>
          <table:table-cell office:value-type="string">
            <text:p>upright</text:p>
          </table:table-cell>
        </table:table-row>
        <table:table-row table:style-name="ro1">
          <table:table-cell/>
          <table:table-cell table:style-name="ce22"/>
          <table:table-cell office:value-type="string">
            <text:p>Sideways-right</text:p>
          </table:table-cell>
        </table:table-row>
        <table:table-row table:style-name="ro1">
          <table:table-cell table:style-name="ce9"/>
          <table:table-cell table:style-name="ce23"/>
          <table:table-cell table:style-name="ce35" office:value-type="string">
            <text:p>sideways </text:p>
          </table:table-cell>
        </table:table-row>
        <table:table-row table:style-name="ro1">
          <table:table-cell table:style-name="ce10" office:value-type="string">
            <text:p>Font</text:p>
          </table:table-cell>
          <table:table-cell table:style-name="ce24"/>
          <table:table-cell table:style-name="ce36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5">05/03/2021</text:date>, <text:time>15:4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